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209cm" svg:height="1.581cm" svg:x="8.347cm" svg:y="1.11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13.903cm" svg:height="3.954cm" svg:x="3.897cm" svg:y="3.4cm">
          <text:p text:style-name="P1"><text:span text:style-name="T1">Output “Please enter a whole number of currency : £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13.903cm" svg:height="3.954cm" svg:x="1.2cm" svg:y="7.9cm">
          <text:p text:style-name="P1"><text:span text:style-name="T1">input currency_1</text:span></text:p>
          <text:p text:style-name="P1"><text:span text:style-name="T1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11.843cm" svg:height="6.4cm" svg:x="4.571cm" svg:y="12.5cm">
          <text:p text:style-name="P1"><text:span text:style-name="T1"><text:s text:c="2"/></text:span><text:span text:style-name="T1">c_twenty &lt; currency_1 % 20</text:span></text:p>
          <text:p text:style-name="P1"><text:span text:style-name="T1"><text:s/></text:span><text:span text:style-name="T1">c_twenty_1 &lt; currency_1 // 20</text:span></text:p>
          <text:p text:style-name="P1"><text:span text:style-name="T1"><text:s/></text:span><text:span text:style-name="T1">c_ten &lt; c_twenty % 10</text:span></text:p>
          <text:p text:style-name="P1"><text:span text:style-name="T1">c_ten1 &lt; c_twenty // 10</text:span></text:p>
          <text:p text:style-name="P1"><text:span text:style-name="T1">c_five &lt; ten % 5</text:span></text:p>
          <text:p text:style-name="P1"><text:span text:style-name="T1">c_five_1 &lt; c_ten // 5</text:span></text:p>
          <text:p text:style-name="P1"><text:span text:style-name="T1">c_two &lt; c_five %5</text:span></text:p>
          <text:p text:style-name="P1"><text:span text:style-name="T1">c_two_1 &lt; c_five // 2</text:span></text:p>
          <text:p text:style-name="P1"><text:span text:style-name="T1">c_two &lt; c_five % 2</text:span></text:p>
          <text:p text:style-name="P1"><text:span text:style-name="T1">c_one_1 &lt; c_two // 1</text:span></text:p>
          <text:p text:style-name="P1"><text:span text:style-name="T1">c_one &lt; c_two % 1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1.952cm" svg:y1="2.7cm" svg:x2="10.849cm" svg:y2="3.4cm" draw:start-shape="id1" draw:start-glue-point="6" draw:end-shape="id2" draw:end-glue-point="5" svg:d="M11952 2700v350h-1103v350" svg:viewBox="0 0 1104 701">
          <text:p/>
        </draw:connector>
        <draw:connector draw:style-name="gr2" draw:text-style-name="P2" draw:layer="layout" svg:x1="9.432cm" svg:y1="7.354cm" svg:x2="8.152cm" svg:y2="7.9cm" draw:start-shape="id2" draw:start-glue-point="7" draw:end-shape="id3" draw:end-glue-point="5" svg:d="M9432 7354v274h-1280v272" svg:viewBox="0 0 1281 547">
          <text:p/>
        </draw:connector>
        <draw:connector draw:style-name="gr2" draw:text-style-name="P2" draw:layer="layout" svg:x1="6.735cm" svg:y1="11.854cm" svg:x2="10.493cm" svg:y2="12.5cm" draw:start-shape="id3" draw:start-glue-point="7" draw:end-shape="id4" draw:end-glue-point="4" svg:d="M6735 11854v324h3758v322" svg:viewBox="0 0 3759 647">
          <text:p/>
        </draw:connector>
        <draw:custom-shape draw:style-name="gr1" draw:text-style-name="P1" xml:id="id6" draw:id="id6" draw:layer="layout" svg:width="7.209cm" svg:height="1.581cm" svg:x="7.191cm" svg:y="24.219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15cm" svg:height="3.9cm" svg:x="3.4cm" svg:y="19.6cm">
          <text:p text:style-name="P2"><text:span text:style-name="T1">Output “This can be made by :</text:span></text:p>
          <text:p text:style-name="P2"><text:span text:style-name="T1">{0} £20's</text:span></text:p>
          <text:p text:style-name="P2"><text:span text:style-name="T1">{1} £10's</text:span></text:p>
          <text:p text:style-name="P2"><text:span text:style-name="T1">{2} £5's</text:span></text:p>
          <text:p text:style-name="P2"><text:span text:style-name="T1">{3} £2's</text:span></text:p>
          <text:p text:style-name="P2"><text:span text:style-name="T1">{4} £1's”</text:span></text:p>
          <text:p text:style-name="P2"><text:span text:style-name="T1">.format(c_twenty_1,c_ten_1,c_five_1,c_two_1,c_one_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10.493cm" svg:y1="18.9cm" svg:x2="10.9cm" svg:y2="19.6cm" draw:start-shape="id4" draw:start-glue-point="6" draw:end-shape="id5" draw:end-glue-point="5" svg:d="M10493 18900v351h407v349" svg:viewBox="0 0 408 701">
          <text:p/>
        </draw:connector>
        <draw:connector draw:style-name="gr2" draw:text-style-name="P2" draw:layer="layout" svg:x1="9.372cm" svg:y1="23.5cm" svg:x2="10.796cm" svg:y2="24.219cm" draw:start-shape="id5" draw:start-glue-point="7" draw:end-shape="id6" draw:end-glue-point="4" svg:d="M9372 23500v360h1424v359" svg:viewBox="0 0 1425 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3:19:35.902000000</meta:creation-date>
    <dc:date>2014-09-19T13:54:41.004000000</dc:date>
    <meta:editing-duration>PT4M23S</meta:editing-duration>
    <meta:editing-cycles>4</meta:editing-cycles>
    <meta:generator>LibreOffice/4.2.5.2$Windows_x86 LibreOffice_project/61cb170a04bb1f12e77c884eab9192be736ec5f5</meta:generator>
    <meta:document-statistic meta:object-count="11"/>
  </office:meta>
</office:document-meta>
</file>